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in" table:align="margins" style:shadow="none"/>
    </style:style>
    <style:style style:name="Table1.A" style:family="table-column">
      <style:table-column-properties style:column-width="7.5in" style:rel-column-width="10800*"/>
    </style:style>
    <style:style style:name="Table1.A1" style:family="table-cell">
      <style:table-cell-properties fo:padding-left="0.3in" fo:padding-right="0.0403in" fo:padding-top="0.0403in" fo:padding-bottom="0.0403in" fo:border="none"/>
    </style:style>
    <style:style style:name="Table2" style:family="table">
      <style:table-properties style:width="7.5in" table:align="margins" style:shadow="none"/>
    </style:style>
    <style:style style:name="Table2.A" style:family="table-column">
      <style:table-column-properties style:column-width="7.5in" style:rel-column-width="10800*"/>
    </style:style>
    <style:style style:name="Table2.A1" style:family="table-cell">
      <style:table-cell-properties fo:padding-left="0.3in" fo:padding-right="0.0403in" fo:padding-top="0.0403in" fo:padding-bottom="0.0403in" fo:border="none"/>
    </style:style>
    <style:style style:name="Table3" style:family="table">
      <style:table-properties style:width="7.5in" table:align="margins" style:shadow="none"/>
    </style:style>
    <style:style style:name="Table3.A" style:family="table-column">
      <style:table-column-properties style:column-width="7.5in" style:rel-column-width="65535*"/>
    </style:style>
    <style:style style:name="Table3.A1" style:family="table-cell">
      <style:table-cell-properties fo:padding-left="0.3in" fo:padding-right="0.0403in" fo:padding-top="0.0403in" fo:padding-bottom="0.0403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bold" officeooo:rsid="000ae359" officeooo:paragraph-rsid="000ae359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bold" officeooo:rsid="000fca6c" officeooo:paragraph-rsid="000fca6c" style:font-size-asian="8.75pt" style:font-weight-asian="bold" style:font-size-complex="10pt" style:font-weight-complex="bold"/>
    </style:style>
    <style:style style:name="P5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officeooo:rsid="00522aaa" officeooo:paragraph-rsid="000ae359" style:font-size-asian="10pt" style:font-size-complex="10pt"/>
    </style:style>
    <style:style style:name="P6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2f283b" officeooo:paragraph-rsid="000ae35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normal" officeooo:rsid="00ec6ccd" officeooo:paragraph-rsid="0041d104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0ddb0c" officeooo:paragraph-rsid="003895b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officeooo:rsid="00121ef8" officeooo:paragraph-rsid="000ae359" style:font-size-asian="8.75pt" style:font-size-complex="10pt"/>
    </style:style>
    <style:style style:name="P11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style="normal" fo:font-weight="normal" officeooo:rsid="00a97df5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12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style="normal" fo:font-weight="normal" officeooo:rsid="0036515b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13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weight="normal" officeooo:rsid="00ec0e1b" officeooo:paragraph-rsid="000ae359" style:font-size-asian="3.5pt" style:font-weight-asian="normal" style:font-size-complex="4pt" style:font-weight-complex="normal"/>
    </style:style>
    <style:style style:name="P14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weight="normal" officeooo:rsid="00ed72e4" officeooo:paragraph-rsid="000ae359" style:font-size-asian="3.5pt" style:font-weight-asian="normal" style:font-size-complex="4pt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weight="normal" officeooo:rsid="00309250" officeooo:paragraph-rsid="00309250" style:font-size-asian="3.5pt" style:font-weight-asian="normal" style:font-size-complex="4pt" style:font-weight-complex="normal"/>
    </style:style>
    <style:style style:name="P16" style:family="paragraph" style:parent-style-name="Table_20_Contents">
      <style:paragraph-properties fo:line-height="100%" fo:text-align="center" style:justify-single-word="false"/>
      <style:text-properties fo:color="#ffffff" style:font-name="Roboto1" fo:font-size="10pt" officeooo:rsid="00121ef8" officeooo:paragraph-rsid="000ae359" style:font-size-asian="8.75pt" style:font-size-complex="10pt"/>
    </style:style>
    <style:style style:name="P17" style:family="paragraph" style:parent-style-name="Table_20_Contents">
      <style:paragraph-properties fo:line-height="100%" fo:text-align="center" style:justify-single-word="false"/>
      <style:text-properties fo:color="#ffffff" style:font-name="Roboto1" fo:font-size="10pt" fo:font-weight="bold" officeooo:rsid="002e10e2" officeooo:paragraph-rsid="000ae35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ffffff" style:font-name="Roboto1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Roboto1" fo:font-size="11pt" fo:font-weight="normal" officeooo:rsid="000ae359" officeooo:paragraph-rsid="000ae359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Roboto1" fo:font-size="11pt" fo:font-weight="normal" officeooo:rsid="000ddb0c" officeooo:paragraph-rsid="000ddb0c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Roboto1" fo:font-size="10pt" fo:font-weight="normal" officeooo:rsid="0055b9bf" officeooo:paragraph-rsid="0041d104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Roboto1" fo:font-size="10pt" fo:font-weight="normal" officeooo:rsid="00e31160" officeooo:paragraph-rsid="0041d104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officeooo:rsid="0055b9bf" officeooo:paragraph-rsid="0041d104"/>
    </style:style>
    <style:style style:name="P24" style:family="paragraph" style:parent-style-name="Text_20_body">
      <style:paragraph-properties fo:line-height="100%" fo:text-align="center" style:justify-single-word="false"/>
      <style:text-properties style:use-window-font-color="true" fo:font-size="18pt" fo:font-weight="normal" officeooo:rsid="00199e47" officeooo:paragraph-rsid="00199e47" style:font-size-asian="18pt" style:font-weight-asian="normal" style:font-size-complex="18pt" style:font-weight-complex="normal"/>
    </style:style>
    <style:style style:name="P25" style:family="paragraph" style:parent-style-name="Table_20_Contents" style:list-style-name="L1">
      <style:paragraph-properties fo:line-height="100%" fo:text-align="start" style:justify-single-word="false"/>
      <style:text-properties officeooo:paragraph-rsid="00484d34"/>
    </style:style>
    <style:style style:name="P26" style:family="paragraph" style:parent-style-name="Table_20_Contents" style:list-style-name="L2">
      <style:paragraph-properties fo:line-height="100%" fo:text-align="start" style:justify-single-word="false"/>
      <style:text-properties officeooo:paragraph-rsid="00484d34"/>
    </style:style>
    <style:style style:name="P27" style:family="paragraph" style:parent-style-name="Table_20_Contents" style:list-style-name="L3">
      <style:paragraph-properties fo:line-height="100%" fo:text-align="start" style:justify-single-word="false"/>
      <style:text-properties officeooo:paragraph-rsid="0041d104"/>
    </style:style>
    <style:style style:name="P28" style:family="paragraph" style:parent-style-name="Table_20_Contents" style:list-style-name="L4">
      <style:paragraph-properties fo:line-height="100%" fo:text-align="start" style:justify-single-word="false"/>
      <style:text-properties officeooo:paragraph-rsid="0041d104"/>
    </style:style>
    <style:style style:name="P29" style:family="paragraph" style:parent-style-name="Table_20_Contents" style:list-style-name="L4">
      <style:paragraph-properties fo:line-height="100%" fo:text-align="start" style:justify-single-word="false"/>
      <style:text-properties officeooo:paragraph-rsid="004dcdb8"/>
    </style:style>
    <style:style style:name="P30" style:family="paragraph" style:parent-style-name="Table_20_Contents" style:list-style-name="L5">
      <style:paragraph-properties fo:line-height="100%" fo:text-align="start" style:justify-single-word="false"/>
      <style:text-properties officeooo:paragraph-rsid="00484d34"/>
    </style:style>
    <style:style style:name="P31" style:family="paragraph" style:parent-style-name="Table_20_Contents" style:list-style-name="L7">
      <style:paragraph-properties fo:line-height="100%" fo:text-align="start" style:justify-single-word="false"/>
      <style:text-properties officeooo:paragraph-rsid="0041d104"/>
    </style:style>
    <style:style style:name="P32" style:family="paragraph" style:parent-style-name="Table_20_Contents" style:list-style-name="L7">
      <style:paragraph-properties fo:line-height="100%" fo:text-align="start" style:justify-single-word="false"/>
      <style:text-properties officeooo:paragraph-rsid="0046d81e"/>
    </style:style>
    <style:style style:name="P33" style:family="paragraph" style:parent-style-name="Table_20_Contents" style:list-style-name="L7">
      <style:paragraph-properties fo:line-height="100%" fo:text-align="start" style:justify-single-word="false"/>
      <style:text-properties officeooo:paragraph-rsid="004dcdb8"/>
    </style:style>
    <style:style style:name="P34" style:family="paragraph" style:parent-style-name="Table_20_Contents" style:list-style-name="L8">
      <style:paragraph-properties fo:line-height="100%" fo:text-align="start" style:justify-single-word="false"/>
      <style:text-properties officeooo:paragraph-rsid="0041d104"/>
    </style:style>
    <style:style style:name="P35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normal" officeooo:rsid="00ec6ccd" officeooo:paragraph-rsid="004dcdb8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3895b9" officeooo:paragraph-rsid="003895b9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3190fb" officeooo:paragraph-rsid="00533694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bold" officeooo:rsid="000ae359" officeooo:paragraph-rsid="000ae359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line-height="100%" fo:text-align="center" style:justify-single-word="false"/>
      <style:text-properties fo:color="#ffffff" style:font-name="Roboto1" fo:font-size="10pt" fo:font-weight="bold" officeooo:rsid="002e10e2" officeooo:paragraph-rsid="00486776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line-height="100%" fo:text-align="start" style:justify-single-word="false"/>
      <style:text-properties style:font-name="Roboto1" fo:font-size="10pt" fo:font-weight="bold" officeooo:rsid="0055b9bf" officeooo:paragraph-rsid="00484d34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line-height="100%" fo:text-align="start" style:justify-single-word="false"/>
      <style:text-properties style:font-name="Roboto1" fo:font-size="10pt" fo:font-weight="normal" officeooo:rsid="0055b9bf" officeooo:paragraph-rsid="0048702c" style:font-size-asian="10pt" style:font-weight-asian="normal" style:font-size-complex="10pt" style:font-weight-complex="normal"/>
    </style:style>
    <style:style style:name="P43" style:family="paragraph" style:parent-style-name="Table_20_Contents" style:list-style-name="L3">
      <style:paragraph-properties fo:line-height="100%" fo:text-align="start" style:justify-single-word="false"/>
      <style:text-properties officeooo:rsid="0049c312" officeooo:paragraph-rsid="0049c312"/>
    </style:style>
    <style:style style:name="P44" style:family="paragraph" style:parent-style-name="Table_20_Contents" style:list-style-name="L3">
      <style:paragraph-properties fo:line-height="100%" fo:text-align="start" style:justify-single-word="false"/>
      <style:text-properties officeooo:rsid="004baf64" officeooo:paragraph-rsid="004dcdb8"/>
    </style:style>
    <style:style style:name="P45" style:family="paragraph" style:parent-style-name="Table_20_Contents" style:list-style-name="L3">
      <style:paragraph-properties fo:line-height="100%" fo:text-align="start" style:justify-single-word="false"/>
      <style:text-properties officeooo:rsid="004d63ce" officeooo:paragraph-rsid="004d63ce"/>
    </style:style>
    <style:style style:name="P46" style:family="paragraph" style:parent-style-name="Table_20_Contents" style:list-style-name="L7">
      <style:paragraph-properties fo:line-height="100%" fo:text-align="start" style:justify-single-word="false"/>
      <style:text-properties officeooo:rsid="004dcdb8" officeooo:paragraph-rsid="004dcdb8"/>
    </style:style>
    <style:style style:name="T1" style:family="text">
      <style:text-properties officeooo:rsid="00f6d43a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522aaa" style:font-size-asian="10pt"/>
    </style:style>
    <style:style style:name="T4" style:family="text">
      <style:text-properties style:use-window-font-color="true" officeooo:rsid="00532280" style:font-size-asian="10pt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fo:font-weight="normal" officeooo:rsid="00e31160" style:font-weight-asian="normal" style:font-weight-complex="normal"/>
    </style:style>
    <style:style style:name="T7" style:family="text">
      <style:text-properties style:use-window-font-color="true" fo:font-weight="normal" officeooo:rsid="005c767f" style:font-weight-asian="normal" style:font-weight-complex="normal"/>
    </style:style>
    <style:style style:name="T8" style:family="text">
      <style:text-properties style:use-window-font-color="true" fo:font-weight="normal" officeooo:rsid="00915c1b" style:font-weight-asian="normal" style:font-weight-complex="normal"/>
    </style:style>
    <style:style style:name="T9" style:family="text">
      <style:text-properties style:use-window-font-color="true" fo:font-weight="normal" officeooo:rsid="003b5edf" style:font-weight-asian="normal" style:font-weight-complex="normal"/>
    </style:style>
    <style:style style:name="T10" style:family="text">
      <style:text-properties style:use-window-font-color="true" fo:font-weight="normal" officeooo:rsid="006aac6e" style:font-weight-asian="normal" style:font-weight-complex="normal"/>
    </style:style>
    <style:style style:name="T11" style:family="text">
      <style:text-properties style:use-window-font-color="true" fo:font-weight="normal" officeooo:rsid="003443de" style:font-weight-asian="normal" style:font-weight-complex="normal"/>
    </style:style>
    <style:style style:name="T12" style:family="text">
      <style:text-properties style:use-window-font-color="true" fo:font-weight="normal" officeooo:rsid="00439fce" style:font-weight-asian="normal" style:font-weight-complex="normal"/>
    </style:style>
    <style:style style:name="T13" style:family="text">
      <style:text-properties style:use-window-font-color="true" officeooo:rsid="0073d3ed"/>
    </style:style>
    <style:style style:name="T14" style:family="text">
      <style:text-properties style:use-window-font-color="true" officeooo:rsid="006aac6e"/>
    </style:style>
    <style:style style:name="T15" style:family="text">
      <style:text-properties style:use-window-font-color="true" style:font-name="Roboto1" fo:font-size="10pt" fo:font-weight="normal" officeooo:rsid="00764108" style:font-size-asian="10pt" style:font-weight-asian="normal" style:font-size-complex="10pt" style:font-weight-complex="normal"/>
    </style:style>
    <style:style style:name="T16" style:family="text">
      <style:text-properties style:use-window-font-color="true" style:font-name="Roboto1" fo:font-size="10pt" fo:font-weight="normal" officeooo:rsid="009c7489" style:font-size-asian="10pt" style:font-weight-asian="normal" style:font-size-complex="10pt" style:font-weight-complex="normal"/>
    </style:style>
    <style:style style:name="T17" style:family="text">
      <style:text-properties style:use-window-font-color="true" style:font-name="Roboto1" fo:font-size="10pt" fo:font-weight="normal" officeooo:rsid="001ea992" style:font-size-asian="10pt" style:font-weight-asian="normal" style:font-size-complex="10pt" style:font-weight-complex="normal"/>
    </style:style>
    <style:style style:name="T18" style:family="text">
      <style:text-properties style:use-window-font-color="true" style:font-name="Roboto1" fo:font-size="10pt" fo:font-weight="normal" officeooo:rsid="006de68c" style:font-size-asian="10pt" style:font-weight-asian="normal" style:font-size-complex="10pt" style:font-weight-complex="normal"/>
    </style:style>
    <style:style style:name="T19" style:family="text">
      <style:text-properties style:use-window-font-color="true" style:font-name="Roboto1" fo:font-size="10pt" fo:font-weight="normal" officeooo:rsid="006eff53" style:font-size-asian="10pt" style:font-weight-asian="normal" style:font-size-complex="10pt" style:font-weight-complex="normal"/>
    </style:style>
    <style:style style:name="T20" style:family="text">
      <style:text-properties style:use-window-font-color="true" style:font-name="Roboto1" fo:font-size="10pt" fo:font-weight="normal" officeooo:rsid="00f36097" style:font-size-asian="10pt" style:font-weight-asian="normal" style:font-size-complex="10pt" style:font-weight-complex="normal"/>
    </style:style>
    <style:style style:name="T21" style:family="text">
      <style:text-properties style:use-window-font-color="true" style:font-name="Roboto1" fo:font-size="10pt" fo:font-weight="normal" officeooo:rsid="00c64312" style:font-size-asian="10pt" style:font-weight-asian="normal" style:font-size-complex="10pt" style:font-weight-complex="normal"/>
    </style:style>
    <style:style style:name="T22" style:family="text">
      <style:text-properties style:use-window-font-color="true" style:font-name="Roboto1" fo:font-size="10pt" fo:font-weight="normal" officeooo:rsid="00c7fad3" style:font-size-asian="10pt" style:font-weight-asian="normal" style:font-size-complex="10pt" style:font-weight-complex="normal"/>
    </style:style>
    <style:style style:name="T23" style:family="text">
      <style:text-properties style:use-window-font-color="true" style:font-name="Roboto1" fo:font-size="10pt" fo:font-weight="normal" officeooo:rsid="00c4ad95" style:font-size-asian="10pt" style:font-weight-asian="normal" style:font-size-complex="10pt" style:font-weight-complex="normal"/>
    </style:style>
    <style:style style:name="T24" style:family="text">
      <style:text-properties style:use-window-font-color="true" style:font-name="Roboto1" fo:font-size="10pt" fo:font-weight="normal" officeooo:rsid="00d69cf1" style:font-size-asian="10pt" style:font-weight-asian="normal" style:font-size-complex="10pt" style:font-weight-complex="normal"/>
    </style:style>
    <style:style style:name="T25" style:family="text">
      <style:text-properties style:use-window-font-color="true" style:font-name="Roboto1" fo:font-size="10pt" fo:font-weight="normal" officeooo:rsid="00da6695" style:font-size-asian="10pt" style:font-weight-asian="normal" style:font-size-complex="10pt" style:font-weight-complex="normal"/>
    </style:style>
    <style:style style:name="T26" style:family="text">
      <style:text-properties style:use-window-font-color="true" style:font-name="Roboto1" fo:font-size="10pt" fo:font-weight="normal" officeooo:rsid="00380fe0" style:font-size-asian="10pt" style:font-weight-asian="normal" style:font-size-complex="10pt" style:font-weight-complex="normal"/>
    </style:style>
    <style:style style:name="T27" style:family="text">
      <style:text-properties style:use-window-font-color="true" style:font-name="Roboto1" fo:font-size="10pt" fo:font-weight="normal" officeooo:rsid="00bd54d7" style:font-size-asian="10pt" style:font-weight-asian="normal" style:font-size-complex="10pt" style:font-weight-complex="normal"/>
    </style:style>
    <style:style style:name="T28" style:family="text">
      <style:text-properties style:use-window-font-color="true" style:font-name="Roboto1" fo:font-size="10pt" fo:font-weight="normal" officeooo:rsid="00bd8999" style:font-size-asian="10pt" style:font-weight-asian="normal" style:font-size-complex="10pt" style:font-weight-complex="normal"/>
    </style:style>
    <style:style style:name="T29" style:family="text">
      <style:text-properties style:use-window-font-color="true" style:font-name="Roboto1" fo:font-size="10pt" fo:font-weight="normal" officeooo:rsid="00c563c1" style:font-size-asian="10pt" style:font-weight-asian="normal" style:font-size-complex="10pt" style:font-weight-complex="normal"/>
    </style:style>
    <style:style style:name="T30" style:family="text">
      <style:text-properties style:use-window-font-color="true" style:font-name="Roboto1" fo:font-size="10pt" fo:font-weight="normal" officeooo:rsid="002f213a" style:font-size-asian="10pt" style:font-weight-asian="normal" style:font-size-complex="10pt" style:font-weight-complex="normal"/>
    </style:style>
    <style:style style:name="T31" style:family="text">
      <style:text-properties style:use-window-font-color="true" style:font-name="Roboto1" fo:font-size="10pt" fo:font-weight="normal" officeooo:rsid="00ea6b41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Roboto1" fo:font-size="10pt" fo:font-weight="normal" officeooo:rsid="00ec0e1b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Roboto1" fo:font-size="10pt" fo:font-weight="normal" officeooo:rsid="00ed72e4" style:font-size-asian="10pt" style:font-weight-asian="normal" style:font-size-complex="10pt" style:font-weight-complex="normal"/>
    </style:style>
    <style:style style:name="T34" style:family="text">
      <style:text-properties style:use-window-font-color="true" style:font-name="Roboto1" fo:font-size="10pt" fo:font-weight="normal" officeooo:rsid="00129606" style:font-size-asian="10pt" style:font-weight-asian="normal" style:font-size-complex="10pt" style:font-weight-complex="normal"/>
    </style:style>
    <style:style style:name="T35" style:family="text">
      <style:text-properties style:use-window-font-color="true" style:font-name="Roboto1" fo:font-size="10pt" fo:font-weight="normal" officeooo:rsid="00e31160" style:font-size-asian="10pt" style:font-weight-asian="normal" style:font-size-complex="10pt" style:font-weight-complex="normal"/>
    </style:style>
    <style:style style:name="T36" style:family="text">
      <style:text-properties style:use-window-font-color="true" style:font-name="Roboto1" fo:font-size="10pt" fo:font-weight="normal" officeooo:rsid="00237f4a" style:font-size-asian="10pt" style:font-weight-asian="normal" style:font-size-complex="10pt" style:font-weight-complex="normal"/>
    </style:style>
    <style:style style:name="T37" style:family="text">
      <style:text-properties style:use-window-font-color="true" style:font-name="Roboto1" fo:font-size="10pt" fo:font-weight="normal" officeooo:rsid="00326b9f" style:font-size-asian="10pt" style:font-weight-asian="normal" style:font-size-complex="10pt" style:font-weight-complex="normal"/>
    </style:style>
    <style:style style:name="T38" style:family="text">
      <style:text-properties style:use-window-font-color="true" style:font-name="Roboto1" fo:font-size="10pt" fo:font-weight="normal" officeooo:rsid="00e46673" style:font-size-asian="10pt" style:font-weight-asian="normal" style:font-size-complex="10pt" style:font-weight-complex="normal"/>
    </style:style>
    <style:style style:name="T39" style:family="text">
      <style:text-properties style:use-window-font-color="true" style:font-name="Roboto1" fo:font-size="10pt" fo:font-weight="normal" officeooo:rsid="00484d34" style:font-size-asian="10pt" style:font-weight-asian="normal" style:font-size-complex="10pt" style:font-weight-complex="normal"/>
    </style:style>
    <style:style style:name="T40" style:family="text">
      <style:text-properties style:use-window-font-color="true" style:font-name="Roboto1" fo:font-size="10pt" fo:font-weight="normal" officeooo:rsid="004dcdb8" style:font-size-asian="10pt" style:font-weight-asian="normal" style:font-size-complex="10pt" style:font-weight-complex="normal"/>
    </style:style>
    <style:style style:name="T41" style:family="text">
      <style:text-properties style:use-window-font-color="true" style:font-name="Roboto1" fo:font-size="10pt" fo:font-weight="normal" officeooo:rsid="004f390f" style:font-size-asian="10pt" style:font-weight-asian="normal" style:font-size-complex="10pt" style:font-weight-complex="normal"/>
    </style:style>
    <style:style style:name="T42" style:family="text">
      <style:text-properties style:use-window-font-color="true" style:font-name="Roboto1" fo:font-size="10pt" fo:font-weight="normal" officeooo:rsid="005040ae" style:font-size-asian="10pt" style:font-weight-asian="normal" style:font-size-complex="10pt" style:font-weight-complex="normal"/>
    </style:style>
    <style:style style:name="T43" style:family="text">
      <style:text-properties style:use-window-font-color="true" style:font-name="Roboto1" fo:font-size="10pt" fo:font-weight="bold" officeooo:rsid="009c9745" style:font-size-asian="10pt" style:font-weight-asian="bold" style:font-size-complex="10pt" style:font-weight-complex="bold"/>
    </style:style>
    <style:style style:name="T44" style:family="text">
      <style:text-properties style:use-window-font-color="true" style:font-name="Roboto1" fo:font-size="10pt" fo:font-weight="bold" officeooo:rsid="006eff53" style:font-size-asian="10pt" style:font-weight-asian="bold" style:font-size-complex="10pt" style:font-weight-complex="bold"/>
    </style:style>
    <style:style style:name="T45" style:family="text">
      <style:text-properties style:use-window-font-color="true" style:font-name="Robot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use-window-font-color="true" style:font-name="Roboto1" fo:font-size="10pt" fo:font-style="normal" fo:font-weight="normal" officeooo:rsid="003d49f1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use-window-font-color="true" style:font-name="Roboto1" fo:font-size="10pt" fo:font-style="normal" fo:font-weight="normal" officeooo:rsid="003851af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use-window-font-color="true" style:font-name="Roboto1" fo:font-size="10pt" fo:font-style="normal" fo:font-weight="normal" officeooo:rsid="003e562d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use-window-font-color="true" style:font-name="Roboto1" fo:font-size="10pt" fo:font-style="normal" fo:font-weight="normal" officeooo:rsid="00991faf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use-window-font-color="true" style:font-name="Roboto1" fo:font-size="10pt" fo:font-style="normal" fo:font-weight="normal" officeooo:rsid="00afe5b6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use-window-font-color="true" style:font-name="Roboto1" fo:font-size="10pt" fo:font-style="normal" fo:font-weight="normal" officeooo:rsid="00380fe0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use-window-font-color="true" style:font-name="Roboto1" fo:font-size="10pt" fo:font-style="normal" fo:font-weight="normal" officeooo:rsid="00ab2389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use-window-font-color="true" style:font-name="Roboto1" fo:font-size="10pt" fo:font-style="normal" fo:font-weight="normal" officeooo:rsid="00b97aa6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use-window-font-color="true" style:font-name="Roboto1" fo:font-size="10pt" fo:font-style="normal" fo:font-weight="normal" officeooo:rsid="00a97df5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use-window-font-color="true" style:font-name="Roboto1" fo:font-size="10pt" fo:font-style="normal" fo:font-weight="normal" officeooo:rsid="0036515b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use-window-font-color="true" style:font-name="Roboto1" fo:font-size="10pt" fo:font-style="normal" fo:font-weight="normal" officeooo:rsid="00c64312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use-window-font-color="true" style:font-name="Roboto1" fo:font-size="10pt" fo:font-style="normal" fo:font-weight="normal" officeooo:rsid="00c4ad95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use-window-font-color="true" style:font-name="Roboto1" fo:font-size="10pt" fo:font-style="normal" fo:font-weight="normal" officeooo:rsid="004d63ce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use-window-font-color="true" style:font-name="Roboto1" fo:font-size="10pt" fo:font-style="normal" fo:font-weight="normal" officeooo:rsid="004dcdb8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use-window-font-color="true" style:font-name="Roboto1" fo:font-size="10pt" fo:font-style="normal" fo:font-weight="normal" officeooo:rsid="004f390f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use-window-font-color="true" officeooo:rsid="006eff53"/>
    </style:style>
    <style:style style:name="T62" style:family="text">
      <style:text-properties style:use-window-font-color="true" officeooo:rsid="007c3031"/>
    </style:style>
    <style:style style:name="T63" style:family="text">
      <style:text-properties style:use-window-font-color="true" officeooo:rsid="00e75ced"/>
    </style:style>
    <style:style style:name="T64" style:family="text">
      <style:text-properties style:use-window-font-color="true" officeooo:rsid="00d0ca39"/>
    </style:style>
    <style:style style:name="T65" style:family="text">
      <style:text-properties style:use-window-font-color="true" officeooo:rsid="00bbf1f2"/>
    </style:style>
    <style:style style:name="T66" style:family="text">
      <style:text-properties style:use-window-font-color="true" fo:font-weight="bold" officeooo:rsid="003443de" style:font-weight-asian="bold" style:font-weight-complex="bold"/>
    </style:style>
    <style:style style:name="T67" style:family="text">
      <style:text-properties style:use-window-font-color="true" fo:font-weight="bold" officeooo:rsid="004556f0" style:font-weight-asian="bold" style:font-weight-complex="bold"/>
    </style:style>
    <style:style style:name="T68" style:family="text">
      <style:text-properties style:use-window-font-color="true" fo:font-weight="bold" officeooo:rsid="0048702c" style:font-weight-asian="bold" style:font-weight-complex="bold"/>
    </style:style>
    <style:style style:name="T69" style:family="text">
      <style:text-properties style:use-window-font-color="true" officeooo:rsid="000ae359"/>
    </style:style>
    <style:style style:name="T70" style:family="text">
      <style:text-properties style:use-window-font-color="true" officeooo:rsid="001900ea"/>
    </style:style>
    <style:style style:name="T71" style:family="text">
      <style:text-properties style:use-window-font-color="true" officeooo:rsid="003443de"/>
    </style:style>
    <style:style style:name="T72" style:family="text">
      <style:text-properties style:use-window-font-color="true" officeooo:rsid="00d03c92"/>
    </style:style>
    <style:style style:name="T73" style:family="text">
      <style:text-properties style:use-window-font-color="true" officeooo:rsid="003daa9f"/>
    </style:style>
    <style:style style:name="T74" style:family="text">
      <style:text-properties style:use-window-font-color="true" officeooo:rsid="00437b29"/>
    </style:style>
    <style:style style:name="T75" style:family="text">
      <style:text-properties style:use-window-font-color="true" officeooo:rsid="0048702c"/>
    </style:style>
    <style:style style:name="T76" style:family="text">
      <style:text-properties fo:font-weight="normal" officeooo:rsid="0082f2df" style:font-weight-asian="normal" style:font-weight-complex="normal"/>
    </style:style>
    <style:style style:name="T77" style:family="text">
      <style:text-properties fo:font-weight="normal" officeooo:rsid="002f283b" style:font-weight-asian="normal" style:font-weight-complex="normal"/>
    </style:style>
    <style:style style:name="T78" style:family="text">
      <style:text-properties officeooo:rsid="0082f2df"/>
    </style:style>
    <style:style style:name="T79" style:family="text">
      <style:text-properties officeooo:rsid="0083bcd1"/>
    </style:style>
    <style:style style:name="T80" style:family="text">
      <style:text-properties fo:font-variant="small-caps" fo:font-size="11pt" fo:font-weight="normal" style:font-size-asian="11pt" style:font-weight-asian="normal" style:font-size-complex="11pt" style:font-weight-complex="normal"/>
    </style:style>
    <style:style style:name="T81" style:family="text">
      <style:text-properties fo:font-variant="small-caps" fo:font-size="11pt" fo:font-weight="normal" officeooo:rsid="00f6d43a" style:font-size-asian="11pt" style:font-weight-asian="normal" style:font-size-complex="11pt" style:font-weight-complex="normal"/>
    </style:style>
    <style:style style:name="T82" style:family="text">
      <style:text-properties fo:font-variant="small-caps" fo:font-size="11pt" fo:font-weight="normal" officeooo:rsid="00f86a0b" style:font-size-asian="11pt" style:font-weight-asian="normal" style:font-size-complex="11pt" style:font-weight-complex="normal"/>
    </style:style>
    <style:style style:name="T83" style:family="text">
      <style:text-properties fo:font-variant="small-caps" fo:font-size="11pt" fo:font-weight="normal" officeooo:rsid="000ae359" style:font-size-asian="11pt" style:font-weight-asian="normal" style:font-size-complex="11pt" style:font-weight-complex="normal"/>
    </style:style>
    <style:style style:name="T84" style:family="text">
      <style:text-properties fo:font-variant="small-caps" style:font-name="Roboto1"/>
    </style:style>
    <style:style style:name="T85" style:family="text">
      <style:text-properties fo:font-variant="small-caps" style:font-name="Roboto1" officeooo:rsid="000ddb0c"/>
    </style:style>
    <style:style style:name="T86" style:family="text">
      <style:text-properties style:font-name="Roboto" fo:font-weight="normal" officeooo:rsid="00115d46" style:font-weight-asian="normal" style:font-weight-complex="normal"/>
    </style:style>
    <style:style style:name="T87" style:family="text">
      <style:text-properties officeooo:rsid="001900ea"/>
    </style:style>
    <style:style style:name="T88" style:family="text">
      <style:text-properties officeooo:rsid="003895b9"/>
    </style:style>
    <style:style style:name="T89" style:family="text">
      <style:text-properties officeooo:rsid="003190fb"/>
    </style:style>
    <style:style style:name="T90" style:family="text">
      <style:text-properties officeooo:rsid="003b7014"/>
    </style:style>
    <style:style style:name="T91" style:family="text">
      <style:text-properties officeooo:rsid="004dcdb8"/>
    </style:style>
    <style:style style:name="T92" style:family="text">
      <style:text-properties officeooo:rsid="00525c55"/>
    </style:style>
    <style:style style:name="T93" style:family="text">
      <style:text-properties officeooo:rsid="005331b3"/>
    </style:style>
    <style:style style:name="T94" style:family="text">
      <style:text-properties officeooo:rsid="005336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85">J</text:span><text:span text:style-name="T84">oshua Humpherys</text:span></text:p>
      <text:p text:style-name="P16"><text:a xlink:type="simple" xlink:href="mailto:joshua.humpherys@gmail.com" text:style-name="Internet_20_link" text:visited-style-name="Visited_20_Internet_20_Link"><text:span text:style-name="T2">joshua.humpherys@gmail.com</text:span></text:a><text:span text:style-name="T3"> <text:s/>| <text:s/></text:span><text:span text:style-name="T4">442-888-9000</text:span></text:p>
      <text:p text:style-name="P16"><text:a xlink:type="simple" xlink:href="https://github.com/joshhumpherys" text:style-name="Internet_20_link" text:visited-style-name="Visited_20_Internet_20_Link"><text:span text:style-name="T2">github.com/joshhumpherys</text:span></text:a><text:span text:style-name="T3"> <text:s/>| <text:s/></text:span><text:a xlink:type="simple" xlink:href="https://www.linkedin.com/in/joshhumpherys" text:style-name="Internet_20_link" text:visited-style-name="Visited_20_Internet_20_Link"><text:span text:style-name="T2">linkedin.com/in/joshhumpherys</text:span></text:a></text:p>
      <text:p text:style-name="P10"/>
      <text:p text:style-name="P4">Software developer pursuing a double major in computer science and mathematics</text:p>
      <text:p text:style-name="P5"/>
      <text:p text:style-name="P20">Technical Qualifications</text:p>
      <text:p text:style-name="P40"><text:span text:style-name="T5">Java <text:s/>| <text:s/>C# <text:s/>| <text:s/>Java</text:span><text:span text:style-name="T6">S</text:span><text:span text:style-name="T5">cript <text:s/>| <text:s/>CSS <text:s/>| <text:s/>HTML <text:s/>| <text:s/>React <text:s/>| <text:s/>Redux <text:s/>| <text:s/>Node.js <text:s/>| <text:s/>Gulp <text:s/>| <text:s/>PHP <text:s/>| <text:s/>MySQL <text:s/>| <text:s/></text:span><text:span text:style-name="T7">LaTeX</text:span></text:p>
      <text:p text:style-name="P17"><text:span text:style-name="T5">Git/Git</text:span><text:span text:style-name="T8">H</text:span><text:span text:style-name="T5">ub <text:s/>| <text:s/>IntelliJ/Web</text:span><text:span text:style-name="T9">S</text:span><text:span text:style-name="T5">torm <text:s/>| <text:s/>Android Studio <text:s/></text:span><text:span text:style-name="T12">| <text:s/>Visual Studio <text:s/></text:span><text:span text:style-name="T5">| <text:s/>Eclipse <text:s/>| <text:s/>Android <text:s/>| <text:s/>Linux <text:s/>| <text:s/>Windows</text:span></text:p>
      <text:p text:style-name="P18"/>
      <text:p text:style-name="P20">Educational Background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1"><text:span text:style-name="T13">Undergraduate </text:span><text:span text:style-name="T14">Student </text:span><text:span text:style-name="T71">(</text:span><text:span text:style-name="T74">Senior</text:span><text:span text:style-name="T71">)</text:span><text:span text:style-name="T10">; Covenant College; Lookout Mountain, GA; August 2015 – </text:span><text:span text:style-name="T11">Present</text:span></text:p>
            <text:list xml:id="list846634024" text:style-name="L1">
              <text:list-item>
                <text:p text:style-name="P25"><text:span text:style-name="T15">Pursuing a double major in computer science and </text:span><text:span text:style-name="T17">mathematics</text:span></text:p>
              </text:list-item>
              <text:list-item>
                <text:p text:style-name="P25"><text:span text:style-name="T17">Expected graduation: May 2018</text:span></text:p>
              </text:list-item>
              <text:list-item>
                <text:p text:style-name="P25"><text:span text:style-name="T18">GPA: 3.9</text:span><text:span text:style-name="T42">4</text:span><text:span text:style-name="T18">/4.00</text:span></text:p>
              </text:list-item>
            </text:list>
            <text:p text:style-name="P15"/>
            <text:p text:style-name="P23"><text:span text:style-name="T43">Online </text:span><text:span text:style-name="T44">Student</text:span><text:span text:style-name="T19">; Udacity; Online; May 2015 – Present </text:span><text:span text:style-name="T20">(on hold)</text:span></text:p>
            <text:list xml:id="list459425520" text:style-name="L2">
              <text:list-item>
                <text:p text:style-name="P26"><text:span text:style-name="T15">Pursuing a</text:span><text:span text:style-name="T16">n Android Developer Nanodegree</text:span></text:p>
              </text:list-item>
              <text:list-item>
                <text:p text:style-name="P26"><text:span text:style-name="T21">Source code </text:span><text:span text:style-name="T22">(sample)</text:span><text:span text:style-name="T23">: </text:span><text:a xlink:type="simple" xlink:href="https://github.com/JoshHumpherys/Popular-Movies-App" text:style-name="Internet_20_link" text:visited-style-name="Visited_20_Internet_20_Link"><text:span text:style-name="T16">https://github.com/JoshHumpherys/Popular-Movies-App</text:span></text:a></text:p>
              </text:list-item>
            </text:list>
          </table:table-cell>
        </table:table-row>
      </table:table>
      <text:p text:style-name="P6"/>
      <text:p text:style-name="P3"><text:span text:style-name="T82">R</text:span><text:span text:style-name="T80">elated Coursework</text:span></text:p>
      <text:p text:style-name="P37">Discrete Structures <text:s/>| <text:s/>Data Structures and Algorithms <text:s/>| <text:s/>Database Systems <text:s/><text:span text:style-name="T94">| <text:s/>Software Engineering</text:span></text:p>
      <text:p text:style-name="P37"><text:span text:style-name="T94">Operating Systems <text:s/>| <text:s/>Programming Languages <text:s/>| <text:s/>Cryptography <text:s/>| <text:s/>Computer and Information Security</text:span></text:p>
      <text:p text:style-name="P37"><text:span text:style-name="T94">Cyber Defense and Digital Forensics <text:s/>| <text:s/>Computer Organization</text:span> <text:s/>| <text:s/>Foundations of <text:span text:style-name="T93">Computational</text:span> <text:span text:style-name="T88">Theory</text:span></text:p>
      <text:p text:style-name="P37">Calculus III <text:s/><text:span text:style-name="T92">| <text:s/></text:span>Differential Equations <text:s/>| <text:s/>Proofs and Expositions <text:s/>| <text:s/><text:span text:style-name="T92">Probability <text:s/>| <text:s/></text:span>Linear Algebra</text:p>
      <text:p text:style-name="P37"><text:span text:style-name="T92">Modern Algebra <text:s/>| <text:s/>Formal Logic <text:s/>| <text:s/></text:span>Real Analysis</text:p>
      <text:p text:style-name="P6"/>
      <text:p text:style-name="P1"><text:span text:style-name="T81">P</text:span><text:span text:style-name="T83">rofessional Experienc</text:span><text:span text:style-name="T82">e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2"><text:span text:style-name="T68">Software Engineering </text:span><text:span text:style-name="T66">Intern</text:span><text:span text:style-name="T71">; </text:span><text:span text:style-name="T75">Illumina</text:span><text:span text:style-name="T14">; </text:span><text:span text:style-name="T75">San Diego, CA</text:span><text:span text:style-name="T14">; </text:span><text:span text:style-name="T73">Summer 201</text:span><text:span text:style-name="T75">7</text:span></text:p>
            <text:list xml:id="list3983817566" text:style-name="L3">
              <text:list-item>
                <text:p text:style-name="P43"><text:span text:style-name="T47">W</text:span><text:span text:style-name="T45">orked on Project Firefly, creating </text:span><text:span text:style-name="T59">various applications for </text:span><text:span text:style-name="T60">both</text:span><text:span text:style-name="T59"> end-users and manufacturers</text:span></text:p>
              </text:list-item>
              <text:list-item>
                <text:p text:style-name="P44"><text:span text:style-name="T51">W</text:span><text:span text:style-name="T45">rote </text:span><text:span text:style-name="T58">re-usable, cross-instrument libraries </text:span><text:span text:style-name="T59">and </text:span><text:span text:style-name="T45">front-end C# applications </text:span><text:span text:style-name="T59">using WPF and UWP</text:span></text:p>
              </text:list-item>
              <text:list-item>
                <text:p text:style-name="P45"><text:span text:style-name="T54">I</text:span><text:span text:style-name="T45">ntegrated quickly into a professional environment </text:span><text:span text:style-name="T59">and helped keep our team on schedule after losing one of our primary developers</text:span></text:p>
              </text:list-item>
            </text:list>
            <text:p text:style-name="P21"><text:span text:style-name="T67">Full-Stack</text:span><text:span text:style-name="T66"> Web Development Intern</text:span><text:span text:style-name="T71">; </text:span><text:span text:style-name="T62">Paragon Component Systems</text:span><text:span text:style-name="T14">; </text:span><text:span text:style-name="T62">Chattanooga, TN</text:span><text:span text:style-name="T14">; </text:span><text:span text:style-name="T73">Summer 2016</text:span></text:p>
            <text:list xml:id="list183538023820138" text:continue-numbering="true" text:style-name="L3">
              <text:list-item>
                <text:p text:style-name="P27"><text:span text:style-name="T47">Creat</text:span><text:span text:style-name="T48">ed</text:span><text:span text:style-name="T47"> in-browser engineering software </text:span><text:span text:style-name="T46">using React and Redux</text:span></text:p>
              </text:list-item>
              <text:list-item>
                <text:p text:style-name="P27"><text:span text:style-name="T49">Add</text:span><text:span text:style-name="T48">ed</text:span><text:span text:style-name="T49"> routes to </text:span><text:span text:style-name="T50">the</text:span><text:span text:style-name="T49"> server and updat</text:span><text:span text:style-name="T48">ed</text:span><text:span text:style-name="T49"> </text:span><text:span text:style-name="T50">the</text:span><text:span text:style-name="T49"> database schema using</text:span><text:span text:style-name="T51"> C# </text:span><text:span text:style-name="T52">and</text:span><text:span text:style-name="T49"> </text:span><text:span text:style-name="T51">Entity Framework</text:span></text:p>
              </text:list-item>
              <text:list-item>
                <text:p text:style-name="P27"><text:span text:style-name="T53">Contribut</text:span><text:span text:style-name="T48">ed</text:span><text:span text:style-name="T53"> significantly to</text:span><text:span text:style-name="T54"> a team of </text:span><text:span text:style-name="T53">only</text:span><text:span text:style-name="T54"> 6-8 developers</text:span></text:p>
              </text:list-item>
            </text:list>
            <text:p text:style-name="P11"/>
            <text:p text:style-name="P21"><text:span text:style-name="T66">Android Development Volunteer</text:span><text:span text:style-name="T72">; LightSys </text:span><text:span text:style-name="T64">Technology Services</text:span><text:span text:style-name="T61">; </text:span><text:span text:style-name="T64">Colorado Springs, C</text:span><text:span text:style-name="T69">O</text:span><text:span text:style-name="T61">; </text:span><text:span text:style-name="T64">March 2016</text:span></text:p>
            <text:list xml:id="list3275862311" text:style-name="L4">
              <text:list-item>
                <text:p text:style-name="P29"><text:span text:style-name="T27">Developed</text:span><text:span text:style-name="T24"> an </text:span><text:span text:style-name="T25">Android app </text:span><text:span text:style-name="T26">to accompany LightSys’ CRM software</text:span></text:p>
              </text:list-item>
              <text:list-item>
                <text:p text:style-name="P28"><text:span text:style-name="T56">Source code</text:span><text:span text:style-name="T57">: </text:span><text:a xlink:type="simple" xlink:href="https://github.com/LightSys/kardia_android_crm" text:style-name="Internet_20_link" text:visited-style-name="Visited_20_Internet_20_Link"><text:span text:style-name="T55">https://github.com/LightSys/kardia_android_crm</text:span></text:a></text:p>
              </text:list-item>
            </text:list>
            <text:p text:style-name="P12"/>
            <text:p text:style-name="P21"><text:span text:style-name="T66">Software Development Volunteer</text:span><text:span text:style-name="T71">; </text:span><text:span text:style-name="T65">Invasion Laser Tag</text:span><text:span text:style-name="T61">; </text:span><text:span text:style-name="T65">San Marcos, CA</text:span><text:span text:style-name="T61">; </text:span><text:span text:style-name="T65">July 2015</text:span></text:p>
            <text:list xml:id="list802937067" text:style-name="L5">
              <text:list-item>
                <text:p text:style-name="P30"><text:span text:style-name="T40">Created</text:span><text:span text:style-name="T27"> a Java application to generate “Happy Birthday” images, </text:span><text:span text:style-name="T28">with </text:span><text:span text:style-name="T39">a </text:span><text:span text:style-name="T28">custom name and color</text:span></text:p>
              </text:list-item>
              <text:list-item>
                <text:p text:style-name="P30"><text:span text:style-name="T23">Source </text:span><text:span text:style-name="T29">code</text:span><text:span text:style-name="T23">: </text:span><text:a xlink:type="simple" xlink:href="https://github.com/JoshHumpherys/Birthday-Names" text:style-name="Internet_20_link" text:visited-style-name="Visited_20_Internet_20_Link"><text:span text:style-name="T30">https://github.com/JoshHumpherys/Birthday-Names</text:span></text:a></text:p>
              </text:list-item>
            </text:list>
          </table:table-cell>
        </table:table-row>
      </table:table>
      <text:p text:style-name="P1"/>
      <text:p text:style-name="P19"><text:span text:style-name="T1">Personal</text:span> <text:span text:style-name="T87">Projects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5"><text:span text:style-name="T91">AutomaDraw</text:span>; <text:span text:style-name="T91">July 2017 – Present</text:span></text:p>
            <text:list xml:id="list2093486464" text:style-name="L7">
              <text:list-item>
                <text:p text:style-name="P33"><text:span text:style-name="T40">Programming a web app to create and analyze various automata and formal grammars</text:span></text:p>
              </text:list-item>
              <text:list-item>
                <text:p text:style-name="P46"><text:span text:style-name="T33">Source code: </text:span><text:a xlink:type="simple" xlink:href="https://github.com/JoshHumpherys/AutomaDraw" text:style-name="Internet_20_link" text:visited-style-name="Visited_20_Internet_20_Link"><text:span text:style-name="T32">https://github.com/JoshHumpherys/</text:span></text:a><text:a xlink:type="simple" xlink:href="https://github.com/JoshHumpherys/AutomaDraw" text:style-name="Internet_20_link" text:visited-style-name="Visited_20_Internet_20_Link"><text:span text:style-name="T41">AutomaDraw</text:span></text:a></text:p>
              </text:list-item>
            </text:list>
            <text:p text:style-name="P13"/>
            <text:p text:style-name="P8"><text:span text:style-name="T87">Colors</text:span>; August 2016</text:p>
            <text:list xml:id="list183539329288154" text:continue-numbering="true" text:style-name="L7">
              <text:list-item>
                <text:p text:style-name="P32"><text:span text:style-name="T33">Created an Android app to change the wallpaper color to a random color every day at midnight</text:span></text:p>
              </text:list-item>
              <text:list-item>
                <text:p text:style-name="P31"><text:span text:style-name="T33">Source code: </text:span><text:a xlink:type="simple" xlink:href="https://github.com/JoshHumpherys/Colors" text:style-name="Internet_20_link" text:visited-style-name="Visited_20_Internet_20_Link"><text:span text:style-name="T32">https://github.com/JoshHumpherys/</text:span></text:a><text:a xlink:type="simple" xlink:href="https://github.com/JoshHumpherys/Colors" text:style-name="Internet_20_link" text:visited-style-name="Visited_20_Internet_20_Link"><text:span text:style-name="T34">Colors</text:span></text:a></text:p>
              </text:list-item>
            </text:list>
            <text:p text:style-name="P14"/>
            <text:p text:style-name="P22"><text:span text:style-name="T70">Penguin Game</text:span><text:span text:style-name="T2">; </text:span><text:span text:style-name="T63">February 2016</text:span></text:p>
            <text:list xml:id="list324086074" text:style-name="L8">
              <text:list-item>
                <text:p text:style-name="P34"><text:span text:style-name="T35">Designed and </text:span><text:span text:style-name="T36">wrote</text:span><text:span text:style-name="T35"> a 2D platformer from scratch using Java</text:span><text:span text:style-name="T37">S</text:span><text:span text:style-name="T35">cript </text:span><text:span text:style-name="T38">to ask a girl to a school dance</text:span></text:p>
              </text:list-item>
              <text:list-item>
                <text:p text:style-name="P34"><text:span text:style-name="T31">Full game: </text:span><text:a xlink:type="simple" xlink:href="http://joshhumpherys.github.io/PenguinGame" text:style-name="Internet_20_link" text:visited-style-name="Visited_20_Internet_20_Link"><text:span text:style-name="T32">http://</text:span></text:a><text:a xlink:type="simple" xlink:href="http://joshhumpherys.github.io/PenguinGame" text:style-name="Internet_20_link" text:visited-style-name="Visited_20_Internet_20_Link"><text:span text:style-name="T31">joshhumpherys.github.io/PenguinGam</text:span></text:a><text:a xlink:type="simple" xlink:href="http://joshhumpherys.github.io/PenguinGame" text:style-name="Internet_20_link" text:visited-style-name="Visited_20_Internet_20_Link"><text:span text:style-name="T34">e</text:span></text:a></text:p>
              </text:list-item>
            </text:list>
          </table:table-cell>
        </table:table-row>
      </table:table>
      <text:p text:style-name="P3"><text:soft-page-break/><text:span text:style-name="T82"/></text:p>
      <text:p text:style-name="P3"><text:span text:style-name="T82">A</text:span><text:span text:style-name="T80">wards and Honors</text:span></text:p>
      <text:p text:style-name="P9">Male Scholar-Athlete of the Year <text:s/>| <text:s/>United States Marine Corps Scholastic Excellence Award</text:p>
      <text:p text:style-name="P36">AP Scholar with Distinction</text:p>
      <text:p text:style-name="P6"/>
      <text:p text:style-name="P3"><text:span text:style-name="T82">I</text:span><text:span text:style-name="T80">nterests and Hobbies</text:span></text:p>
      <text:p text:style-name="P7">Developing retro-style arcade games <text:s/>| <text:s/><text:span text:style-name="T78">Developing </text:span>Android apps <text:s/>| <text:s/><text:span text:style-name="T78">R</text:span>eading about new technology</text:p>
      <text:p text:style-name="P7"><text:span text:style-name="T78">L</text:span>earning more about Material Design and user experience <text:s/>| <text:s/><text:span text:style-name="T78">S</text:span>peedcubing (Rubik’s cube) <text:s/>| <text:s/><text:span text:style-name="T79">Playing v</text:span>olleyball</text:p>
      <text:p text:style-name="P2"><text:span text:style-name="T76">Playing F</text:span><text:span text:style-name="T77">risbee</text:span><text:span text:style-name="T86">™</text:span><text:span text:style-name="T77"> <text:s/>| <text:s/></text:span><text:span text:style-name="T76">R</text:span><text:span text:style-name="T77">un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language="zxx" fo:country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20:15.575963493</meta:creation-date>
    <dc:date>2017-07-23T18:28:50.233000000</dc:date>
    <meta:editing-duration>PT6H35M18S</meta:editing-duration>
    <meta:editing-cycles>55</meta:editing-cycles>
    <meta:generator>LibreOffice/5.3.4.2$Windows_X86_64 LibreOffice_project/f82d347ccc0be322489bf7da61d7e4ad13fe2ff3</meta:generator>
    <meta:document-statistic meta:table-count="3" meta:image-count="0" meta:object-count="0" meta:page-count="2" meta:paragraph-count="53" meta:word-count="465" meta:character-count="3377" meta:non-whitespace-character-count="2903"/>
  </office:meta>
</office:document-meta>
</file>